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resnet-10625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5015018021626" calcext:value-type="float" table:number-columns-spanned="5" table:number-rows-spanned="1">
            <text:p>0.7501501802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51" calcext:value-type="float">
            <text:p>0.51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6:05:23.46440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6:10:07.778213742</dc:date>
    <meta:editing-duration>PT15M40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